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1f791e5"/>
    </style:style>
    <style:style style:name="P9" style:family="paragraph" style:parent-style-name="Standard">
      <style:text-properties officeooo:rsid="0056081e" officeooo:paragraph-rsid="02070ad8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6edd08" officeooo:paragraph-rsid="01fc778a"/>
    </style:style>
    <style:style style:name="P13" style:family="paragraph" style:parent-style-name="Standard">
      <style:text-properties officeooo:rsid="00e83838" officeooo:paragraph-rsid="00e83838"/>
    </style:style>
    <style:style style:name="P14" style:family="paragraph" style:parent-style-name="Standard">
      <style:text-properties officeooo:rsid="00e83838" officeooo:paragraph-rsid="01104c0b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8e6d76"/>
    </style:style>
    <style:style style:name="P24" style:family="paragraph" style:parent-style-name="Standard">
      <style:text-properties fo:color="#c9211e" officeooo:rsid="0123d536" officeooo:paragraph-rsid="0128d44b"/>
    </style:style>
    <style:style style:name="P25" style:family="paragraph" style:parent-style-name="Standard">
      <style:text-properties fo:color="#c9211e" officeooo:rsid="00fc01fe" officeooo:paragraph-rsid="00fc01fe"/>
    </style:style>
    <style:style style:name="P26" style:family="paragraph" style:parent-style-name="Standard">
      <style:text-properties officeooo:rsid="00faa26f" officeooo:paragraph-rsid="0117b21f"/>
    </style:style>
    <style:style style:name="P27" style:family="paragraph" style:parent-style-name="Standard">
      <style:text-properties officeooo:rsid="003f52cd" officeooo:paragraph-rsid="011dc81d"/>
    </style:style>
    <style:style style:name="P28" style:family="paragraph" style:parent-style-name="Standard">
      <style:text-properties officeooo:rsid="0118bea5" officeooo:paragraph-rsid="0118bea5"/>
    </style:style>
    <style:style style:name="P29" style:family="paragraph" style:parent-style-name="Standard">
      <style:text-properties officeooo:rsid="0118bea5" officeooo:paragraph-rsid="011dc81d"/>
    </style:style>
    <style:style style:name="P30" style:family="paragraph" style:parent-style-name="Standard">
      <style:text-properties officeooo:rsid="00f706cb" officeooo:paragraph-rsid="011dc81d"/>
    </style:style>
    <style:style style:name="P31" style:family="paragraph" style:parent-style-name="Standard">
      <style:text-properties officeooo:rsid="00f6387a" officeooo:paragraph-rsid="01223876"/>
    </style:style>
    <style:style style:name="P32" style:family="paragraph" style:parent-style-name="Standard">
      <style:text-properties officeooo:paragraph-rsid="0128d44b"/>
    </style:style>
    <style:style style:name="P33" style:family="paragraph" style:parent-style-name="Standard">
      <style:text-properties fo:color="#2a6099" officeooo:rsid="00232966" officeooo:paragraph-rsid="00232966"/>
    </style:style>
    <style:style style:name="P34" style:family="paragraph" style:parent-style-name="Standard">
      <style:text-properties officeooo:rsid="012f4589" officeooo:paragraph-rsid="012f4589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0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1" style:family="paragraph" style:parent-style-name="Standard">
      <style:text-properties officeooo:rsid="01908d54" officeooo:paragraph-rsid="01908d54"/>
    </style:style>
    <style:style style:name="P42" style:family="paragraph" style:parent-style-name="Standard">
      <style:paragraph-properties fo:text-align="center" style:justify-single-word="false"/>
      <style:text-properties officeooo:paragraph-rsid="00e83838"/>
    </style:style>
    <style:style style:name="P43" style:family="paragraph" style:parent-style-name="Standard">
      <style:text-properties officeooo:rsid="01df08d9" officeooo:paragraph-rsid="01df08d9"/>
    </style:style>
    <style:style style:name="P44" style:family="paragraph" style:parent-style-name="Standard">
      <style:text-properties officeooo:paragraph-rsid="01f791e5"/>
    </style:style>
    <style:style style:name="P45" style:family="paragraph" style:parent-style-name="Standard">
      <style:text-properties officeooo:rsid="00400968" officeooo:paragraph-rsid="011dc81d"/>
    </style:style>
    <style:style style:name="P46" style:family="paragraph" style:parent-style-name="Standard">
      <style:text-properties officeooo:rsid="00400968" officeooo:paragraph-rsid="0118bea5"/>
    </style:style>
    <style:style style:name="P47" style:family="paragraph" style:parent-style-name="Standard">
      <style:text-properties officeooo:paragraph-rsid="02070ad8"/>
    </style:style>
    <style:style style:name="P48" style:family="paragraph" style:parent-style-name="Standard">
      <style:text-properties officeooo:rsid="006ed7dc" officeooo:paragraph-rsid="02070ad8"/>
    </style:style>
    <style:style style:name="P49" style:family="paragraph" style:parent-style-name="Standard">
      <style:text-properties officeooo:rsid="006ed7dc" officeooo:paragraph-rsid="013c113d"/>
    </style:style>
    <style:style style:name="P50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51" style:family="paragraph" style:parent-style-name="Preformatted_20_Text">
      <style:text-properties style:font-name="Liberation Serif" officeooo:rsid="0110dbd7" officeooo:paragraph-rsid="0110dbd7"/>
    </style:style>
    <style:style style:name="P5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3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4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5" style:family="paragraph" style:parent-style-name="Text_20_body">
      <style:text-properties fo:color="#000000"/>
    </style:style>
    <style:style style:name="P56" style:family="paragraph" style:parent-style-name="Text_20_body">
      <style:text-properties fo:color="#000000" officeooo:rsid="01ab5dee"/>
    </style:style>
    <style:style style:name="P57" style:family="paragraph" style:parent-style-name="Text_20_body">
      <style:text-properties fo:font-weight="bold" officeooo:rsid="01e5fa1e" style:font-weight-asian="bold" style:font-weight-complex="bold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8020b6"/>
    </style:style>
    <style:style style:name="T10" style:family="text">
      <style:text-properties officeooo:rsid="00897066"/>
    </style:style>
    <style:style style:name="T11" style:family="text">
      <style:text-properties officeooo:rsid="00ea57af"/>
    </style:style>
    <style:style style:name="T12" style:family="text">
      <style:text-properties officeooo:rsid="00efdd21"/>
    </style:style>
    <style:style style:name="T13" style:family="text">
      <style:text-properties officeooo:rsid="00f29684"/>
    </style:style>
    <style:style style:name="T14" style:family="text">
      <style:text-properties fo:color="#c9211e" officeooo:rsid="0128d44b"/>
    </style:style>
    <style:style style:name="T15" style:family="text">
      <style:text-properties fo:color="#c9211e" officeooo:rsid="00232966"/>
    </style:style>
    <style:style style:name="T16" style:family="text">
      <style:text-properties officeooo:rsid="011eeaf9"/>
    </style:style>
    <style:style style:name="T17" style:family="text">
      <style:text-properties officeooo:rsid="00f72c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74472e"/>
    </style:style>
    <style:style style:name="T20" style:family="text">
      <style:text-properties officeooo:rsid="01b506c8"/>
    </style:style>
    <style:style style:name="T21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2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3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4" style:family="text">
      <style:text-properties style:font-size-asian="14pt" style:font-weight-asian="bold" style:font-size-complex="14pt" style:font-weight-complex="bold"/>
    </style:style>
    <style:style style:name="T25" style:family="text">
      <style:text-properties officeooo:rsid="018e6d76" style:font-size-asian="14pt" style:font-weight-asian="bold" style:font-size-complex="14pt" style:font-weight-complex="bold"/>
    </style:style>
    <style:style style:name="T26" style:family="text">
      <style:text-properties officeooo:rsid="01eb9f86"/>
    </style:style>
    <style:style style:name="T27" style:family="text">
      <style:text-properties officeooo:rsid="01ecd938"/>
    </style:style>
    <style:style style:name="T28" style:family="text">
      <style:text-properties officeooo:rsid="01ed29ec"/>
    </style:style>
    <style:style style:name="T29" style:family="text">
      <style:text-properties officeooo:rsid="01eee78f"/>
    </style:style>
    <style:style style:name="T30" style:family="text">
      <style:text-properties officeooo:rsid="01f1074f"/>
    </style:style>
    <style:style style:name="T31" style:family="text">
      <style:text-properties officeooo:rsid="01f47621"/>
    </style:style>
    <style:style style:name="T32" style:family="text">
      <style:text-properties officeooo:rsid="01f5a320"/>
    </style:style>
    <style:style style:name="T33" style:family="text">
      <style:text-properties officeooo:rsid="01fc778a"/>
    </style:style>
    <style:style style:name="T34" style:family="text">
      <style:text-properties officeooo:rsid="01fe3c6b"/>
    </style:style>
    <style:style style:name="T35" style:family="text">
      <style:text-properties officeooo:rsid="0204d946"/>
    </style:style>
    <style:style style:name="T36" style:family="text">
      <style:text-properties officeooo:rsid="02092afd"/>
    </style:style>
    <style:style style:name="T37" style:family="text">
      <style:text-properties officeooo:rsid="020ec8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21">F</text:span><text:span text:style-name="T22">P: SAM</text:span><text:span text:style-name="T23">2</text:span></text:p>
      <text:p text:style-name="P26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6"/>
      <text:p text:style-name="P21">MAP, <text:span text:style-name="T20">SSH</text:span></text:p>
      <text:p text:style-name="P26">rosservice call /pal_map_manager/change_map "input: '2025-01-30_124458'"</text:p>
      <text:p text:style-name="P26"/>
      <text:p text:style-name="P26"/>
      <text:p text:style-name="P18">usefull command: </text:p>
      <text:p text:style-name="P10"># 终止进程 <text:span text:style-name="T2">sudo kill &lt;pid&gt;</text:span></text:p>
      <text:p text:style-name="P36">rosnode cleanup</text:p>
      <text:p text:style-name="P37"/>
      <text:p text:style-name="P38">ifconfig</text:p>
      <text:p text:style-name="P35">export ROS_MASTER_URI=http://192.168.1.200:11311 <text:span text:style-name="T19">\</text:span></text:p>
      <text:p text:style-name="P51"><text:span text:style-name="T3">export ROS_IP=10.68.0.1</text:span><text:span text:style-name="T4">31</text:span></text:p>
      <text:p text:style-name="P52">export ROS_IP=192.168.1.103</text:p>
      <text:p text:style-name="P54">rosrun rviz rviz -d'rospack find tiago_2dnav'/config/rviz/navigation.rviz</text:p>
      <text:p text:style-name="P13"/>
      <text:p text:style-name="P15">roslaunch tiago_moveit_config moveit_rviz.launch config:=true</text:p>
      <text:p text:style-name="P14"/>
      <text:p text:style-name="P2">rosrun smach_viewer smach_viewer.py</text:p>
      <text:p text:style-name="P27">rosservice list</text:p>
      <text:p text:style-name="P45">rostopic list</text:p>
      <text:p text:style-name="P45"/>
      <text:p text:style-name="P12">rostopic pub /test_topic std_msgs/String "data: '<text:span text:style-name="T33">test</text:span>'"</text:p>
      <text:p text:style-name="P43">rostopic echo /test_topic</text:p>
      <text:p text:style-name="P2"/>
      <text:p text:style-name="P2"/>
      <text:p text:style-name="P19">rqt &amp; rosbag: </text:p>
      <text:p text:style-name="P16">rqt_topic</text:p>
      <text:p text:style-name="P41">rqt_graph</text:p>
      <text:p text:style-name="P30">rqt_bag</text:p>
      <text:p text:style-name="P4">rosbag play -l <text:span text:style-name="T16">&lt;filename.</text:span>bag<text:span text:style-name="T16">&gt;</text:span></text:p>
      <text:p text:style-name="P46"/>
      <text:p text:style-name="P20">communication test:</text:p>
      <text:p text:style-name="P28">ping: tiago-46c</text:p>
      <text:p text:style-name="P28">ssh: ping host IP</text:p>
      <text:p text:style-name="P11"/>
      <text:p text:style-name="P16"/>
      <text:p text:style-name="P18">container: </text:p>
      <text:p text:style-name="P49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<text:span text:style-name="T30">ros/fp_workspace/</text:span><text:span text:style-name="T31">src</text:span>:<text:span text:style-name="T26">/catkin</text:span>_ws/<text:span text:style-name="T31">src</text:span> \</text:p>
      <text:p text:style-name="P44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8"><text:s text:c="4"/>--<text:span text:style-name="T6">name </text:span><text:span text:style-name="T35">ultralytics</text:span><text:span text:style-name="T27">_container</text:span><text:span text:style-name="T6"> </text:span><text:span text:style-name="T7">\</text:span></text:p>
      <text:p text:style-name="P8"><text:s text:c="4"/><text:span text:style-name="T11">foode258/ultralytics</text:span><text:span text:style-name="T28">_</text:span><text:span text:style-name="T29">ros_</text:span><text:span text:style-name="T32">base</text:span><text:span text:style-name="T28">:</text:span><text:span text:style-name="T36">env</text:span><text:span text:style-name="T34">1.</text:span><text:span text:style-name="T37">3</text:span></text:p>
      <text:p text:style-name="P48">------------------------------------------------------------------------------------------------------------------------</text:p>
      <text:p text:style-name="P9">rocker --nvidia --x11 --privileged \</text:p>
      <text:p text:style-name="P9"><text:s text:c="4"/>--volume /home/zby/<text:span text:style-name="T30">ros/fp_workspace/</text:span><text:span text:style-name="T31">src</text:span>:<text:span text:style-name="T26">/catkin</text:span>_ws/<text:span text:style-name="T31">src</text:span> \</text:p>
      <text:p text:style-name="P47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9"><text:s text:c="4"/>--<text:span text:style-name="T6">name </text:span><text:span text:style-name="T27">clip_container</text:span><text:span text:style-name="T6"> </text:span><text:span text:style-name="T7">\</text:span></text:p>
      <text:p text:style-name="P9"><text:s text:c="4"/><text:span text:style-name="T11">foode258/</text:span><text:span text:style-name="T28">clip_</text:span><text:span text:style-name="T29">ros_</text:span><text:span text:style-name="T32">base</text:span><text:span text:style-name="T28">:</text:span><text:span text:style-name="T34">v1.0</text:span></text:p>
      <text:p text:style-name="P50">ssh pal@tiago-46c</text:p>
      <text:p text:style-name="P31">Tiago Robot sudo password: palroot</text:p>
      <text:p text:style-name="P6"/>
      <text:p text:style-name="P29">ping host IP (host name?)</text:p>
      <text:p text:style-name="P3"/>
      <text:p text:style-name="P17">video record: </text:p>
      <text:p text:style-name="P32"><text:span text:style-name="T14">topics to be recorded: </text:span><text:span text:style-name="T15">Tutorial4_ws2425.pdf</text:span></text:p>
      <text:p text:style-name="P24">video record: <text:span text:style-name="T17">please note, record the bag in /tmp</text:span></text:p>
      <text:p text:style-name="P5"><text:span text:style-name="T18">pal@tiago-46c:/</text:span>tmp$ rosbag record <text:span text:style-name="T13">\</text:span></text:p>
      <text:p text:style-name="P5">/<text:span text:style-name="T12">tf \</text:span></text:p>
      <text:p text:style-name="P5">/tf_static <text:span text:style-name="T12">\</text:span></text:p>
      <text:p text:style-name="P5">/xtion/rgb/image_raw<text:span text:style-name="T12">\</text:span></text:p>
      <text:p text:style-name="P5">/xtion/depth_registered/image <text:span text:style-name="T12">\</text:span></text:p>
      <text:p text:style-name="P5">/xtion/rgb/camera_info <text:span text:style-name="T13">\</text:span></text:p>
      <text:p text:style-name="P1"/>
      <text:p text:style-name="P25">Host command, copy the file from remote back to host</text:p>
      <text:p text:style-name="P7">scp pal@tiago-46c:/tmp/2024-12-18-15-59-40.bag ~/Documents</text:p>
      <text:p text:style-name="P1"/>
      <text:p text:style-name="P34">example: </text:p>
      <text:p text:style-name="P33"><text:span text:style-name="T18">zby@ub2004:</text:span>~$ scp pal@tiago-46c:/tmp/2024-12-18-15-52-52.bag ~/Documents</text:p>
      <text:p text:style-name="P33">pal@tiago-46c's password: </text:p>
      <text:p text:style-name="P33">2024-12-18-15-52-52.bag <text:s text:c="22"/>100% <text:s/>390MB <text:s text:c="2"/>2.0MB/s <text:s text:c="2"/>03:18 <text:s/></text:p>
      <text:p text:style-name="P22"/>
      <text:p text:style-name="P22"/>
      <text:p text:style-name="P23"><text:span text:style-name="T25">rostopics</text:span><text:span text:style-name="T24">:</text:span></text:p>
      <text:p text:style-name="P40"/>
      <text:p text:style-name="P39">rosrun map_server map_server src/carry_my_luggage/ics_map/map.yaml</text:p>
      <text:p text:style-name="P40"/>
      <text:p text:style-name="P53">rosrun rviz rviz -d'rospack find tiago_2dnav'/config/rviz/navigation.rviz</text:p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4-28T15:23:32.940218038</dc:date>
    <meta:editing-duration>P5DT13H46M13S</meta:editing-duration>
    <meta:editing-cycles>348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198" meta:character-count="2055" meta:non-whitespace-character-count="1865"/>
  </office:meta>
</office:document-meta>
</file>